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style:text-underline-style="solid" style:text-underline-width="auto" style:text-underline-color="font-color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officeooo:rsid="0008b103" officeooo:paragraph-rsid="0008b103"/>
    </style:style>
    <style:style style:name="P6" style:family="paragraph" style:parent-style-name="Standard">
      <style:text-properties officeooo:rsid="0008b103" officeooo:paragraph-rsid="000bc760"/>
    </style:style>
    <style:style style:name="P7" style:family="paragraph" style:parent-style-name="Standard">
      <style:text-properties officeooo:paragraph-rsid="000d9242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fr" fo:country="FR"/>
    </style:style>
    <style:style style:name="T5" style:family="text">
      <style:text-properties fo:language="fr" fo:country="FR" fo:font-weight="bold" style:font-weight-asian="bold"/>
    </style:style>
    <style:style style:name="T6" style:family="text">
      <style:text-properties fo:language="fr" fo:country="FR" style:text-underline-style="solid" style:text-underline-width="auto" style:text-underline-color="font-color"/>
    </style:style>
    <style:style style:name="T7" style:family="text">
      <style:text-properties fo:language="fr" fo:country="FR" style:text-underline-style="solid" style:text-underline-width="auto" style:text-underline-color="font-color" officeooo:rsid="000dc22c"/>
    </style:style>
    <style:style style:name="T8" style:family="text">
      <style:text-properties fo:language="fr" fo:country="FR" officeooo:rsid="000d9242"/>
    </style:style>
    <style:style style:name="T9" style:family="text">
      <style:text-properties fo:language="fr" fo:country="FR" officeooo:rsid="000dc22c"/>
    </style:style>
    <style:style style:name="T10" style:family="text">
      <style:text-properties fo:color="#00000a" fo:language="fr" fo:country="FR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Email 1 budget&amp;bons plans : </text:span></text:p>
      <text:p text:style-name="Standard"><text:span text:style-name="T5">Header : </text:span></text:p>
      <text:p text:style-name="Standard"><text:span text:style-name="T5"/></text:p>
      <text:p text:style-name="P5"><text:span text:style-name="T5">Mentions Header : Arial regular, 12pt</text:span></text:p>
      <text:p text:style-name="P5"><text:span text:style-name="T5">Texte prénom : Arial regular, 30pt</text:span></text:p>
      <text:p text:style-name="P5"><text:span text:style-name="T5">Texte intro : Arial regular, 20pt</text:span></text:p>
      <text:p text:style-name="P6"><text:span text:style-name="T5">Mentions Footer : Arial regular, 12pt</text:span></text:p>
      <text:p text:style-name="P6"><text:span text:style-name="T5"/></text:p>
      <text:p text:style-name="P6"><text:span text:style-name="T5">aqui estan las fuente + tamañoFanny Carriere, 12:31Fanny Carriere, 20 oct. a las 12:35</text:span></text:p>
      <text:p text:style-name="Standard"><text:span text:style-name="T5"/></text:p>
      <text:p text:style-name="Standard"><text:span text:style-name="T5"/></text:p>
      <text:p text:style-name="Standard"><text:span text:style-name="T4"><text:s/>Pour vous assurer de recevoir notre newsletter, nous vous recommandons d’ajouter l’adresse carrefour </text:span><text:a xlink:type="simple" xlink:href="mailto:–service-clients@emailing.carrefour.fr" text:style-name="Internet_20_link" text:visited-style-name="Visited_20_Internet_20_Link"><text:span text:style-name="T10">–service-clients@emailing.carrefour.fr</text:span></text:a><text:span text:style-name="T4"> dans votre carnet d’adresses.</text:span></text:p>
      <text:p text:style-name="Standard"><text:span text:style-name="T5">Texte introductif : </text:span></text:p>
      <text:p text:style-name="Standard"><text:span text:style-name="T4">Bonjour [prénom], <text:line-break/>Profitez de bons plans toute l’année avec Carrefour.</text:span></text:p>
      <text:p text:style-name="Standard"><text:span text:style-name="T5">Footer : </text:span></text:p>
      <text:p text:style-name="Standard"><text:span text:style-name="T4">*Voir conditions du programme de fidélité Carrefour sur Carrefour.fr</text:span></text:p>
      <text:p text:style-name="Standard"><text:span text:style-name="T4">Pour vous abonner, vous désabonner et gérer vos données personnelles, suivez ce lien</text:span></text:p>
      <text:p text:style-name="Standard"><text:span text:style-name="T4">CARREFOUR HYPERMARCHE SAS au capital de 6 922 200 euros. </text:span><text:span text:style-name="T1">BP 60075 – 91002 Evry Cedex. </text:span><text:span text:style-name="T4">RCC Evry 451 321 335 APE 521 F. Droit d’accès aux données personnelles : Conformément à la Loi Informatique et Libertés du 6 janvier 1978, vous disposez d’un droit d’accès et de rectification des données vous concernant. Pour exercer ce droit, ne répondez pas à cet email mais utilisez notre formulaire de contact accessible sur notre site </text:span><text:a xlink:type="simple" xlink:href="http://www.carrefour.fr" text:style-name="Internet_20_link" text:visited-style-name="Visited_20_Internet_20_Link"><text:span text:style-name="T4">www.carrefour.fr</text:span></text:a><text:span text:style-name="T4"> (pour en savoir plus, consultez les mentions légales sur le site </text:span><text:a xlink:type="simple" xlink:href="http://www.Carrefour.fr" text:style-name="Internet_20_link" text:visited-style-name="Visited_20_Internet_20_Link"><text:span text:style-name="T4">www.Carrefour.fr</text:span></text:a><text:span text:style-name="T4">) </text:span></text:p>
      <text:p text:style-name="Standard"><text:span text:style-name="T1">Android, Google Play, and the Google Play logo are trademarks of Google Inc. <text:line-break/></text:span><text:span text:style-name="T4">Apple et le logo Apple sont des marques d’Apple Inc., déposées aux Etats-Unis et dans d’autres pays. App Store est une marque de service d’Apple Inc. </text:span></text:p>
      <text:p text:style-name="Standard"><text:soft-page-break/><text:span text:style-name="T4">Crédit photo : Getty Image, Fotolia. </text:span></text:p>
      <text:p text:style-name="P1"/>
      <text:p text:style-name="Standard"><text:span text:style-name="T6">Email 1 gourmet :</text:span></text:p>
      <text:p text:style-name="Standard"><text:span text:style-name="T5">Header : </text:span></text:p>
      <text:p text:style-name="Standard"><text:span text:style-name="T4"><text:s/>Pour vous assurer de recevoir notre newsletter, nous vous recommandons d’ajouter l’adresse carrefour </text:span><text:a xlink:type="simple" xlink:href="mailto:–service-clients@emailing.carrefour.fr" text:style-name="Internet_20_link" text:visited-style-name="Visited_20_Internet_20_Link"><text:span text:style-name="T10">–service-clients@emailing.carrefour.fr</text:span></text:a><text:span text:style-name="T4"> dans votre carnet d’adresses.</text:span></text:p>
      <text:p text:style-name="Standard"><text:span text:style-name="T5">Texte introductif : </text:span></text:p>
      <text:p text:style-name="Standard"><text:span text:style-name="T4">Bonjour [prénom], <text:line-break/>Retrouvez des produits de terroir dans votre assiette. </text:span></text:p>
      <text:p text:style-name="Standard"><text:span text:style-name="T5">Footer : </text:span></text:p>
      <text:p text:style-name="Standard"><text:span text:style-name="T4">*Voir conditions du programme de fidélité Carrefour sur Carrefour.fr</text:span></text:p>
      <text:p text:style-name="Standard"><text:span text:style-name="T4">Pour vous abonner, vous désabonner et gérer vos données personnelles, suivez ce lien</text:span></text:p>
      <text:p text:style-name="Standard"><text:span text:style-name="T4">CARREFOUR HYPERMARCHE SAS au capital de 6 922 200 euros. BP 60075 – 91002 Evry Cedex. RCC Evry 451 321 335 APE 521 F. Droit d’accès aux données personnelles : Conformément à la Loi Informatique et Libertés du 6 janvier 1978, vous disposez d’un droit d’accès et de rectification des données vous concernant. Pour exercer ce droit, ne répondez pas à cet email mais utilisez notre formulaire de contact accessible sur notre site </text:span><text:a xlink:type="simple" xlink:href="http://www.carrefour.fr" text:style-name="Internet_20_link" text:visited-style-name="Visited_20_Internet_20_Link"><text:span text:style-name="T4">www.carrefour.fr</text:span></text:a><text:span text:style-name="T4"> (pour en savoir plus, consultez les mentions légales sur le site </text:span><text:a xlink:type="simple" xlink:href="http://www.Carrefour.fr" text:style-name="Internet_20_link" text:visited-style-name="Visited_20_Internet_20_Link"><text:span text:style-name="T4">www.Carrefour.fr</text:span></text:a><text:span text:style-name="T4">) </text:span></text:p>
      <text:p text:style-name="Standard"><text:span text:style-name="T1">Android, Google Play, and the Google Play logo are trademarks of Google Inc. <text:line-break/></text:span><text:span text:style-name="T4">Apple et le logo Apple sont des marques d’Apple Inc., déposées aux Etats-Unis et dans d’autres pays. App Store est une marque de service d’Apple Inc. </text:span></text:p>
      <text:p text:style-name="Standard"><text:span text:style-name="T4">L’abus d’alcool est dangereux pour la santé, consommez avec modération. <text:line-break/>Pour votre santé, mangez au moins cinq fruits et légumes par jour. </text:span><text:a xlink:type="simple" xlink:href="http://www.mangerbouger.fr" text:style-name="Internet_20_link" text:visited-style-name="Visited_20_Internet_20_Link"><text:span text:style-name="T4">www.mangerbouger.fr</text:span></text:a><text:span text:style-name="T4"> </text:span></text:p>
      <text:p text:style-name="Standard"><text:span text:style-name="T4">Crédit photo : Getty Image, Fotolia. </text:span></text:p>
      <text:p text:style-name="P2"/>
      <text:p text:style-name="Standard"><text:span text:style-name="T2">Email 1 non cartés : </text:span></text:p>
      <text:p text:style-name="Standard"><text:span text:style-name="T3">Header : </text:span></text:p>
      <text:p text:style-name="Standard"><text:soft-page-break/><text:span text:style-name="T1"><text:s/></text:span><text:span text:style-name="T4">Pour vous assurer de recevoir notre newsletter, nous vous recommandons d’ajouter l’adresse carrefour </text:span><text:a xlink:type="simple" xlink:href="mailto:–service-clients@emailing.carrefour.fr" text:style-name="Internet_20_link" text:visited-style-name="Visited_20_Internet_20_Link"><text:span text:style-name="T10">–service-clients@emailing.carrefour.fr</text:span></text:a><text:span text:style-name="T4"> dans votre carnet d’adresses.</text:span></text:p>
      <text:p text:style-name="Standard"><text:span text:style-name="T5">Texte introductif : </text:span></text:p>
      <text:p text:style-name="Standard"><text:span text:style-name="T4">Bonjour [prénom], <text:line-break/>Profitez de bons plans toute l’année avec Carrefour.</text:span></text:p>
      <text:p text:style-name="Standard"><text:span text:style-name="T5">Footer : </text:span></text:p>
      <text:p text:style-name="Standard"><text:span text:style-name="T4">*Voir conditions du programme de fidélité Carrefour sur Carrefour.fr</text:span><text:span text:style-name="T8">&lt;br&gt;&lt;br&gt;</text:span></text:p>
      <text:p text:style-name="Standard"><text:span text:style-name="T4">Pour vous abonner, vous désabonner et gérer vos données personnelles, suivez ce lien</text:span><text:span text:style-name="T8">&lt;br&gt;&lt;br&gt;</text:span></text:p>
      <text:p text:style-name="P7"><text:span text:style-name="T4">CARREFOUR HYPERMARCHE SAS au capital de 6 922 200 euros. BP 60075 – 91002 Evry Cedex. RCC Evry 451 321 335 APE 521 F. Droit d’accès aux données personnelles : Conformément à la Loi Informatique et Libertés du 6 janvier 1978, vous disposez d’un droit d’accès et de rectification des données vous concernant. Pour exercer ce droit, ne répondez pas à cet email mais utilisez notre formulaire de contact accessible sur notre site </text:span><text:a xlink:type="simple" xlink:href="http://www.carrefour.fr" text:style-name="Internet_20_link" text:visited-style-name="Visited_20_Internet_20_Link"><text:span text:style-name="T4">www.carrefour.fr</text:span></text:a><text:span text:style-name="T4"> (pour en savoir plus, consultez les mentions légales sur le site </text:span><text:a xlink:type="simple" xlink:href="http://www.Carrefour.fr" text:style-name="Internet_20_link" text:visited-style-name="Visited_20_Internet_20_Link"><text:span text:style-name="T4">www.Carrefour.fr</text:span></text:a><text:span text:style-name="T4">) </text:span><text:span text:style-name="T8">&lt;br&gt;&lt;br&gt;</text:span></text:p>
      <text:p text:style-name="Standard"><text:span text:style-name="T1">Android, Google Play, and the Google Play logo are trademarks of Google Inc. <text:line-break/></text:span><text:span text:style-name="T4">Apple et le logo Apple sont des marques d’Apple Inc., déposées aux Etats-Unis et dans d’autres pays. App Store est une marque de service d’Apple Inc. </text:span><text:span text:style-name="T8">&lt;br&gt;&lt;br&gt;</text:span></text:p>
      <text:p text:style-name="Standard"><text:span text:style-name="T4">Crédit photo : Getty Image, Fotolia. </text:span></text:p>
      <text:p text:style-name="P2"/>
      <text:p text:style-name="Standard"><text:span text:style-name="T6">Email 1 nutrition : </text:span></text:p>
      <text:p text:style-name="Standard"><text:span text:style-name="T5">Header : </text:span></text:p>
      <text:p text:style-name="Standard"><text:span text:style-name="T4"><text:s/>Pour vous assurer de recevoir notre newsletter, nous vous recommandons d’ajouter l’adresse carrefour </text:span><text:a xlink:type="simple" xlink:href="mailto:–service-clients@emailing.carrefour.fr" text:style-name="Internet_20_link" text:visited-style-name="Visited_20_Internet_20_Link"><text:span text:style-name="T10">–service-clients@emailing.carrefour.fr</text:span></text:a><text:span text:style-name="T4"> dans votre carnet d’adresses.</text:span></text:p>
      <text:p text:style-name="Standard"><text:span text:style-name="T5">Texte introductif : </text:span></text:p>
      <text:p text:style-name="Standard"><text:span text:style-name="T4">Bonjour [prénom], <text:line-break/>Retrouvez des produits Carrefour BIO dans votre assiette.</text:span></text:p>
      <text:p text:style-name="Standard"><text:span text:style-name="T5">Footer : </text:span></text:p>
      <text:p text:style-name="Standard"><text:span text:style-name="T4">*</text:span><text:span text:style-name="T6">Voir conditions du programme de fidélité Carrefour sur Carrefour.fr</text:span></text:p>
      <text:p text:style-name="P4"><text:soft-page-break/><text:span text:style-name="T4">Pour vous abonner, vous désabonner et gérer vos données personnelles, suivez ce lien</text:span><text:span text:style-name="T9">&lt;br&gt;&lt;br&gt;</text:span></text:p>
      <text:p text:style-name="Standard"><text:span text:style-name="T6">CARREFOUR HYPERMARCHE SAS au capital de 6 922 200 euros. BP 60075 – 91002 Evry Cedex. RCC Evry 451 321 335 APE 521 F. Droit d’accès aux données personnelles : Conformément à la Loi Informatique et Libertés du 6 janvier 1978, vous disposez d’un droit d’accès et de rectification des données vous concernant. Pour exercer ce droit, ne répondez pas à cet email mais utilisez notre formulaire de contact accessible sur notre site </text:span><text:a xlink:type="simple" xlink:href="http://www.carrefour.fr" text:style-name="Internet_20_link" text:visited-style-name="Visited_20_Internet_20_Link"><text:span text:style-name="T6">www.carrefour.fr</text:span></text:a><text:span text:style-name="T6"> (pour en savoir plus, consultez les mentions légales sur le site </text:span><text:a xlink:type="simple" xlink:href="http://www.Carrefour.fr" text:style-name="Internet_20_link" text:visited-style-name="Visited_20_Internet_20_Link"><text:span text:style-name="T6">www.Carrefour.fr</text:span></text:a><text:span text:style-name="T6">) </text:span><text:span text:style-name="T7">&lt;br&gt;&lt;br&gt;</text:span></text:p>
      <text:p text:style-name="P4"><text:span text:style-name="T1">Android, Google Play, and the Google Play logo are trademarks of Google Inc. <text:line-break/></text:span><text:span text:style-name="T4">Apple et le logo Apple sont des marques d’Apple Inc., déposées aux Etats-Unis et dans d’autres pays. App Store est une marque de service d’Apple Inc. </text:span><text:span text:style-name="T9">&lt;br&gt;&lt;br&gt;</text:span></text:p>
      <text:p text:style-name="Standard"><text:span text:style-name="T6">Pour votre santé, mangez au moins cinq fruits et légumes par jour. </text:span><text:a xlink:type="simple" xlink:href="http://www.mangerbouger.fr" text:style-name="Internet_20_link" text:visited-style-name="Visited_20_Internet_20_Link"><text:span text:style-name="T6">www.mangerbouger.fr</text:span></text:a><text:span text:style-name="T7">&lt;br&gt;&lt;br&gt;</text:span></text:p>
      <text:p text:style-name="P4"><text:span text:style-name="T4">Crédit photo : Getty Image, Fotolia. </text:span></text:p>
      <text:p text:style-name="P2"/>
      <text:p text:style-name="Standard"><text:span text:style-name="T6">Email 2 guide et conseils : </text:span></text:p>
      <text:p text:style-name="Standard"><text:span text:style-name="T5">Header : </text:span></text:p>
      <text:p text:style-name="Standard"><text:span text:style-name="T4"><text:s/>Pour vous assurer de recevoir notre newsletter, nous vous recommandons d’ajouter l’adresse carrefour </text:span><text:a xlink:type="simple" xlink:href="mailto:–service-clients@emailing.carrefour.fr" text:style-name="Internet_20_link" text:visited-style-name="Visited_20_Internet_20_Link"><text:span text:style-name="T10">–service-clients@emailing.carrefour.fr</text:span></text:a><text:span text:style-name="T4"> dans votre carnet d’adresses.</text:span></text:p>
      <text:p text:style-name="Standard"><text:span text:style-name="T5">Texte introductif : </text:span></text:p>
      <text:p text:style-name="Standard"><text:span text:style-name="T4">Bonjour [prénom], <text:line-break/>Découvrez toutes nos astuces pour embellir votre quotidien. </text:span></text:p>
      <text:p text:style-name="Standard"><text:span text:style-name="T5">Footer : </text:span></text:p>
      <text:p text:style-name="Standard"><text:span text:style-name="T4">*Voir conditions du programme de fidélité Carrefour sur Carrefour.fr</text:span></text:p>
      <text:p text:style-name="Standard"><text:span text:style-name="T4">Pour vous abonner, vous désabonner et gérer vos données personnelles, suivez ce lien</text:span></text:p>
      <text:p text:style-name="Standard"><text:span text:style-name="T4">CARREFOUR HYPERMARCHE SAS au capital de 6 922 200 euros. BP 60075 – 91002 Evry Cedex. RCC Evry 451 321 335 APE 521 F. Droit d’accès aux données personnelles : Conformément à la Loi Informatique et Libertés du 6 janvier 1978, vous disposez d’un droit d’accès et de rectification des données vous concernant. Pour exercer ce droit, ne répondez pas à cet email mais utilisez notre formulaire de contact accessible sur notre site </text:span><text:soft-page-break/><text:a xlink:type="simple" xlink:href="http://www.carrefour.fr" text:style-name="Internet_20_link" text:visited-style-name="Visited_20_Internet_20_Link"><text:span text:style-name="T4">www.carrefour.fr</text:span></text:a><text:span text:style-name="T4"> (pour en savoir plus, consultez les mentions légales sur le site </text:span><text:a xlink:type="simple" xlink:href="http://www.Carrefour.fr" text:style-name="Internet_20_link" text:visited-style-name="Visited_20_Internet_20_Link"><text:span text:style-name="T4">www.Carrefour.fr</text:span></text:a><text:span text:style-name="T4">) </text:span></text:p>
      <text:p text:style-name="Standard"><text:span text:style-name="T1">Android, Google Play, and the Google Play logo are trademarks of Google Inc. <text:line-break/></text:span><text:span text:style-name="T4">Apple et le logo Apple sont des marques d’Apple Inc., déposées aux Etats-Unis et dans d’autres pays. App Store est une marque de service d’Apple Inc. </text:span></text:p>
      <text:p text:style-name="Standard"><text:span text:style-name="T4">Pour votre santé, mangez au moins cinq fruits et légumes par jour. </text:span><text:a xlink:type="simple" xlink:href="http://www.mangerbouger.fr" text:style-name="Internet_20_link" text:visited-style-name="Visited_20_Internet_20_Link"><text:span text:style-name="T4">www.mangerbouger.fr</text:span></text:a></text:p>
      <text:p text:style-name="Standard"><text:span text:style-name="T4">Crédit photo : Getty Image, Fotolia. </text:span></text:p>
      <text:p text:style-name="P2"/>
      <text:p text:style-name="Standard"><text:span text:style-name="T6">Email 3 ddj : </text:span></text:p>
      <text:p text:style-name="Standard"><text:span text:style-name="T5">Header : </text:span></text:p>
      <text:p text:style-name="Standard"><text:span text:style-name="T4"><text:s/>Pour vous assurer de recevoir notre newsletter, nous vous recommandons d’ajouter l’adresse carrefour </text:span><text:a xlink:type="simple" xlink:href="mailto:–service-clients@emailing.carrefour.fr" text:style-name="Internet_20_link" text:visited-style-name="Visited_20_Internet_20_Link"><text:span text:style-name="T10">–service-clients@emailing.carrefour.fr</text:span></text:a><text:span text:style-name="T4"> dans votre carnet d’adresses.</text:span></text:p>
      <text:p text:style-name="Standard"><text:span text:style-name="T5">Texte introductif : </text:span></text:p>
      <text:p text:style-name="Standard"><text:span text:style-name="T4">Bonjour [prénom], <text:line-break/>Rendez-vous demain matin pour une nouvelle surprise ! </text:span></text:p>
      <text:p text:style-name="Standard"><text:span text:style-name="T5">Footer : </text:span></text:p>
      <text:p text:style-name="Standard"><text:span text:style-name="T4">*Voir conditions du programme de fidélité Carrefour sur Carrefour.fr</text:span></text:p>
      <text:p text:style-name="Standard"><text:span text:style-name="T4">Pour vous abonner, vous désabonner et gérer vos données personnelles, suivez ce lien</text:span></text:p>
      <text:p text:style-name="Standard"><text:span text:style-name="T4">CARREFOUR HYPERMARCHE SAS au capital de 6 922 200 euros. BP 60075 – 91002 Evry Cedex. RCC Evry 451 321 335 APE 521 F. Droit d’accès aux données personnelles : Conformément à la Loi Informatique et Libertés du 6 janvier 1978, vous disposez d’un droit d’accès et de rectification des données vous concernant. Pour exercer ce droit, ne répondez pas à cet email mais utilisez notre formulaire de contact accessible sur notre site </text:span><text:a xlink:type="simple" xlink:href="http://www.carrefour.fr" text:style-name="Internet_20_link" text:visited-style-name="Visited_20_Internet_20_Link"><text:span text:style-name="T4">www.carrefour.fr</text:span></text:a><text:span text:style-name="T4"> (pour en savoir plus, consultez les mentions légales sur le site </text:span><text:a xlink:type="simple" xlink:href="http://www.Carrefour.fr" text:style-name="Internet_20_link" text:visited-style-name="Visited_20_Internet_20_Link"><text:span text:style-name="T4">www.Carrefour.fr</text:span></text:a><text:span text:style-name="T4">) </text:span></text:p>
      <text:p text:style-name="Standard"><text:span text:style-name="T1">Android, Google Play, and the Google Play logo are trademarks of Google Inc. <text:line-break/></text:span><text:span text:style-name="T4">Apple et le logo Apple sont des marques d’Apple Inc., déposées aux Etats-Unis et dans d’autres pays. App Store est une marque de service d’Apple Inc. </text:span></text:p>
      <text:p text:style-name="Standard"><text:span text:style-name="T1">Crédit photo : Getty Image, Fotolia. </text:span></text:p>
      <text:p text:style-name="P3"><text:soft-page-break/></text:p>
      <text:p text:style-name="P3"/>
      <text:p text:style-name="Standard"><text:span text:style-name="T2">Email 3bis ultimatum : </text:span></text:p>
      <text:p text:style-name="Standard"><text:span text:style-name="T3">Header : </text:span></text:p>
      <text:p text:style-name="Standard"><text:span text:style-name="T1"><text:s/></text:span><text:span text:style-name="T4">Pour vous assurer de recevoir notre newsletter, nous vous recommandons d’ajouter l’adresse carrefour </text:span><text:a xlink:type="simple" xlink:href="mailto:–service-clients@emailing.carrefour.fr" text:style-name="Internet_20_link" text:visited-style-name="Visited_20_Internet_20_Link"><text:span text:style-name="T10">–service-clients@emailing.carrefour.fr</text:span></text:a><text:span text:style-name="T4"> dans votre carnet d’adresses.</text:span></text:p>
      <text:p text:style-name="Standard"><text:span text:style-name="T5">Texte introductif : </text:span></text:p>
      <text:p text:style-name="Standard"><text:span text:style-name="T4">Bonjour [prénom]<text:line-break/>Vous n’ouvrez plus nos emails…</text:span></text:p>
      <text:p text:style-name="Standard"><text:span text:style-name="T5">Footer : </text:span></text:p>
      <text:p text:style-name="Standard"><text:span text:style-name="T4">*Voir conditions du programme de fidélité Carrefour sur Carrefour.fr</text:span></text:p>
      <text:p text:style-name="Standard"><text:span text:style-name="T4">Pour vous abonner, vous désabonner et gérer vos données personnelles, suivez ce lien</text:span></text:p>
      <text:p text:style-name="Standard"><text:span text:style-name="T4">CARREFOUR HYPERMARCHE SAS au capital de 6 922 200 euros. BP 60075 – 91002 Evry Cedex. RCC Evry 451 321 335 APE 521 F. Droit d’accès aux données personnelles : Conformément à la Loi Informatique et Libertés du 6 janvier 1978, vous disposez d’un droit d’accès et de rectification des données vous concernant. Pour exercer ce droit, ne répondez pas à cet email mais utilisez notre formulaire de contact accessible sur notre site </text:span><text:a xlink:type="simple" xlink:href="http://www.carrefour.fr" text:style-name="Internet_20_link" text:visited-style-name="Visited_20_Internet_20_Link"><text:span text:style-name="T4">www.carrefour.fr</text:span></text:a><text:span text:style-name="T4"> (pour en savoir plus, consultez les mentions légales sur le site </text:span><text:a xlink:type="simple" xlink:href="http://www.Carrefour.fr" text:style-name="Internet_20_link" text:visited-style-name="Visited_20_Internet_20_Link"><text:span text:style-name="T4">www.Carrefour.fr</text:span></text:a><text:span text:style-name="T4">) </text:span></text:p>
      <text:p text:style-name="Standard"><text:span text:style-name="T1">Android, Google Play, and the Google Play logo are trademarks of Google Inc. <text:line-break/></text:span><text:span text:style-name="T4">Apple et le logo Apple sont des marques d’Apple Inc., déposées aux Etats-Unis et dans d’autres pays. App Store est une marque de service d’Apple Inc. </text:span></text:p>
      <text:p text:style-name="Standard"><text:span text:style-name="T4">Crédit photo : Getty Image, Fotolia. 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nny Carriere</meta:initial-creator>
    <meta:editing-cycles>5</meta:editing-cycles>
    <meta:creation-date>2016-10-20T12:04:00</meta:creation-date>
    <dc:date>2016-10-21T12:47:04.433236785</dc:date>
    <meta:editing-duration>PT46M9S</meta:editing-duration>
    <meta:generator>LibreOffice/5.1.4.2$Linux_X86_64 LibreOffice_project/10m0$Build-2</meta:generator>
    <meta:document-statistic meta:table-count="0" meta:image-count="0" meta:object-count="0" meta:page-count="6" meta:paragraph-count="85" meta:word-count="1429" meta:character-count="9322" meta:non-whitespace-character-count="7902"/>
    <meta:user-defined meta:name="AppVersion">12.0000</meta:user-defined>
    <meta:user-defined meta:name="Company">Usuari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